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30B0000021F52E690BE.png" manifest:media-type=""/>
  <manifest:file-entry manifest:full-path="Pictures/100002010000030B0000021FF64B6A43.png" manifest:media-type=""/>
  <manifest:file-entry manifest:full-path="Pictures/100002010000030B0000021FFFED654F.png" manifest:media-type=""/>
  <manifest:file-entry manifest:full-path="Pictures/100002010000030B0000021FCDBF4410.png" manifest:media-type=""/>
  <manifest:file-entry manifest:full-path="Pictures/100002010000030B0000021F74226548.png" manifest:media-type=""/>
  <manifest:file-entry manifest:full-path="Pictures/100002010000030B0000021F704593C7.png" manifest:media-type=""/>
  <manifest:file-entry manifest:full-path="Pictures/100002010000030B0000021F4C8BAC75.png" manifest:media-type=""/>
  <manifest:file-entry manifest:full-path="Pictures/100002010000030B0000021FA545D815.png" manifest:media-type=""/>
  <manifest:file-entry manifest:full-path="Pictures/100002010000030B0000021F0BB5753E.png" manifest:media-type=""/>
  <manifest:file-entry manifest:full-path="Pictures/100002010000030B0000021FBD6A9AAA.png" manifest:media-type=""/>
  <manifest:file-entry manifest:full-path="Pictures/100002010000030B0000021F9241C291.png" manifest:media-type=""/>
  <manifest:file-entry manifest:full-path="Pictures/100002010000030B0000021F7C201335.png" manifest:media-type=""/>
  <manifest:file-entry manifest:full-path="Pictures/100002010000030B0000021F715ACDF1.png" manifest:media-type=""/>
  <manifest:file-entry manifest:full-path="Pictures/100002010000030B0000021FDA3B5DA9.png" manifest:media-type=""/>
  <manifest:file-entry manifest:full-path="Pictures/100002010000030B0000021FA3E978BD.png" manifest:media-type=""/>
  <manifest:file-entry manifest:full-path="Pictures/100002010000030B0000021FFFD691BB.png" manifest:media-type=""/>
  <manifest:file-entry manifest:full-path="Pictures/100002010000030B0000021FB769D8C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7.833cm" svg:height="19.4cm" svg:x="0.167cm" svg:y="0.8cm">
          <draw:image xlink:href="Pictures/100002010000030B0000021F4C8BAC7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1" draw:text-style-name="P1" draw:layer="layout" svg:width="27.833cm" svg:height="19.4cm" svg:x="0.167cm" svg:y="0.8cm">
          <draw:image xlink:href="Pictures/100002010000030B0000021FA545D81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1" draw:text-style-name="P1" draw:layer="layout" svg:width="27.833cm" svg:height="19.4cm" svg:x="0.167cm" svg:y="0.8cm">
          <draw:image xlink:href="Pictures/100002010000030B0000021F52E690B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draw:style-name="gr1" draw:text-style-name="P1" draw:layer="layout" svg:width="27.833cm" svg:height="19.4cm" svg:x="0.167cm" svg:y="0.8cm">
          <draw:image xlink:href="Pictures/100002010000030B0000021F704593C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draw:style-name="gr1" draw:text-style-name="P1" draw:layer="layout" svg:width="27.833cm" svg:height="19.4cm" svg:x="0.167cm" svg:y="0.8cm">
          <draw:image xlink:href="Pictures/100002010000030B0000021FA3E978B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draw:style-name="gr1" draw:text-style-name="P1" draw:layer="layout" svg:width="27.833cm" svg:height="19.4cm" svg:x="0.167cm" svg:y="0.8cm">
          <draw:image xlink:href="Pictures/100002010000030B0000021FB769D8C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frame draw:style-name="gr1" draw:text-style-name="P1" draw:layer="layout" svg:width="27.833cm" svg:height="19.4cm" svg:x="0.167cm" svg:y="0.8cm">
          <draw:image xlink:href="Pictures/100002010000030B0000021F715ACDF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draw:frame draw:style-name="gr1" draw:text-style-name="P1" draw:layer="layout" svg:width="27.833cm" svg:height="19.4cm" svg:x="0.167cm" svg:y="0.8cm">
          <draw:image xlink:href="Pictures/100002010000030B0000021FF64B6A4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draw:frame draw:style-name="gr1" draw:text-style-name="P1" draw:layer="layout" svg:width="27.833cm" svg:height="19.4cm" svg:x="0.167cm" svg:y="0.8cm">
          <draw:image xlink:href="Pictures/100002010000030B0000021FBD6A9AA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draw:frame draw:style-name="gr1" draw:text-style-name="P1" draw:layer="layout" svg:width="27.833cm" svg:height="19.4cm" svg:x="0.167cm" svg:y="0.8cm">
          <draw:image xlink:href="Pictures/100002010000030B0000021FFFD691B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draw:frame draw:style-name="gr1" draw:text-style-name="P1" draw:layer="layout" svg:width="27.833cm" svg:height="19.4cm" svg:x="0.167cm" svg:y="0.8cm">
          <draw:image xlink:href="Pictures/100002010000030B0000021FCDBF441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draw:frame draw:style-name="gr1" draw:text-style-name="P1" draw:layer="layout" svg:width="27.833cm" svg:height="19.4cm" svg:x="0.167cm" svg:y="0.8cm">
          <draw:image xlink:href="Pictures/100002010000030B0000021F7C20133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draw:frame draw:style-name="gr1" draw:text-style-name="P1" draw:layer="layout" svg:width="27.833cm" svg:height="19.4cm" svg:x="0.167cm" svg:y="0.8cm">
          <draw:image xlink:href="Pictures/100002010000030B0000021F7422654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draw:frame draw:style-name="gr1" draw:text-style-name="P1" draw:layer="layout" svg:width="27.833cm" svg:height="19.4cm" svg:x="0.167cm" svg:y="0.8cm">
          <draw:image xlink:href="Pictures/100002010000030B0000021FFFED65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>
        <draw:frame draw:style-name="gr1" draw:text-style-name="P1" draw:layer="layout" svg:width="27.833cm" svg:height="19.4cm" svg:x="0.167cm" svg:y="0.8cm">
          <draw:image xlink:href="Pictures/100002010000030B0000021F0BB5753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>
        <draw:frame draw:style-name="gr1" draw:text-style-name="P1" draw:layer="layout" svg:width="27.833cm" svg:height="19.4cm" svg:x="0.167cm" svg:y="0.8cm">
          <draw:image xlink:href="Pictures/100002010000030B0000021F9241C29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0">
        <draw:frame draw:style-name="gr1" draw:text-style-name="P1" draw:layer="layout" svg:width="27.833cm" svg:height="19.4cm" svg:x="0.167cm" svg:y="0.8cm">
          <draw:image xlink:href="Pictures/100002010000030B0000021FDA3B5DA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25T11:49:51.12</meta:creation-date>
    <meta:editing-duration>P0D</meta:editing-duration>
    <meta:editing-cycles>2</meta:editing-cycles>
    <dc:date>2013-06-25T11:58:06.07</dc:date>
    <meta:document-statistic meta:object-count="72"/>
    <meta:generator>LibreOffice/4.0.3.3$Windows_x86 LibreOffice_project/0eaa50a932c8f2199a615e1eb30f7ac74279539</meta:generator>
  </office:meta>
</office:document-meta>
</file>